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s1" svg:font-family="'CMU Sas'"/>
    <style:font-face style:name="CMU Sans Serif" svg:font-family="'CMU Sans Serif'" style:font-pitch="variable"/>
    <style:font-face style:name="CMU Sas" svg:font-family="'CMU Sa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339cm" fo:min-width="2.098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125cm" fo:padding-bottom="0.125cm" fo:padding-left="0.25cm" fo:padding-right="-2.6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-1cm" fo:padding-bottom="0.8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0.9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2.134cm" fo:min-width="3.37cm" fo:padding-top="0.135cm" fo:padding-bottom="0.135cm" fo:padding-left="0.26cm" fo:padding-right="0.2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-0.2cm" fo:padding-left="0.25cm" fo:padding-right="0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2.5cm" fo:padding-right="0.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top" fo:padding-top="-0.5cm" fo:padding-bottom="2cm" fo:padding-left="-0.1cm" fo:padding-right="0.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2.772cm" fo:min-width="2.804cm" fo:padding-top="0.135cm" fo:padding-bottom="0.135cm" fo:padding-left="0.26cm" fo:padding-right="0.2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right" draw:textarea-vertical-align="middle" fo:padding-top="0cm" fo:padding-bottom="0.9cm" fo:padding-left="-1.8cm" fo:padding-right="0.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7cm" fo:padding-bottom="-0.9cm" fo:padding-left="1.3cm" fo:padding-right="-4.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bottom" fo:padding-top="0.125cm" fo:padding-bottom="-1.4cm" fo:padding-left="0.7cm" fo:padding-right="-0.4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CMU Sans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CMU Sas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ans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as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10.174cm" svg:y="6.635cm">
          <text:p text:style-name="P1"><text:span text:style-name="T1">Arrays 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Overlapped-Strukturen </text:span></text:p>
          <text:p text:style-name="P1"><text:span text:style-name="T2">erstellen. Events in Array einsetz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3.765cm" svg:y="11.462cm">
          <text:p text:style-name="P1"><text:span text:style-name="T1">ReadFile() 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8.474cm" svg:y="17.362cm">
          <text:p text:style-name="P1"><text:span text:style-name="T1">WaitFor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5.04cm" svg:y1="8.94cm" svg:x2="15.07cm" svg:y2="11.462cm" draw:start-shape="id1" draw:start-glue-point="9" draw:end-shape="id2" draw:end-glue-point="4" svg:d="M15040 8940c0 2188 30 928 30 2522" svg:viewBox="0 0 31 2523">
          <text:p/>
        </draw:connector>
        <draw:custom-shape draw:style-name="gr5" draw:text-style-name="P2" xml:id="id3" draw:id="id3" draw:layer="layout" svg:width="2.609cm" svg:height="1.573cm" svg:x="14.474cm" svg:y="16.335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7.474cm" svg:y="11.335cm">
          <text:p text:style-name="P1"><text:span text:style-name="T1">Job jetzt beenden</text:span></text:p>
          <text:p text:style-name="P1"><text:span text:style-name="T1">und 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3.7cm" svg:height="2.273cm" svg:x="2.6cm" svg:y="17.427cm">
          <text:p text:style-name="P1"><text:span text:style-name="T1">Signalisierte Events</text:span></text:p>
          <text:p text:style-name="P1"><text:span text:style-name="T1">finden (WaitForSingleObjec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5.07cm" svg:y1="13.035cm" svg:x2="15.779cm" svg:y2="16.335cm" draw:start-shape="id2" draw:start-glue-point="8" draw:end-shape="id3" draw:end-glue-point="4" svg:d="M15070 13035c0 2475 709 825 709 3300" svg:viewBox="0 0 710 3301">
          <text:p text:style-name="P1"><text:span text:style-name="T3">Le</text:span><text:span text:style-name="T3">se</text:span><text:span text:style-name="T3">vo</text:span><text:span text:style-name="T3">rg</text:span><text:span text:style-name="T3">an</text:span><text:span text:style-name="T3">g </text:span><text:span text:style-name="T3">be</text:span><text:span text:style-name="T3">en</text:span><text:span text:style-name="T3">de</text:span><text:span text:style-name="T3">t </text:span></text:p>
          <text:p text:style-name="P1"><text:span text:style-name="T3">(k</text:span><text:span text:style-name="T3">ein </text:span><text:span text:style-name="T3">Fe</text:span><text:span text:style-name="T3">hle</text:span><text:span text:style-name="T3">r)</text:span></text:p>
        </draw:connector>
        <draw:connector draw:style-name="gr9" draw:text-style-name="P4" draw:layer="layout" draw:type="curve" svg:x1="13.765cm" svg:y1="12.249cm" svg:x2="10.383cm" svg:y2="12.272cm" draw:start-shape="id2" draw:start-glue-point="6" draw:end-shape="id4" draw:end-glue-point="10" svg:d="M13765 12249c-2536 0-846 23-3382 23" svg:viewBox="0 0 3383 24">
          <text:p text:style-name="P1"><text:span text:style-name="T3">Fehler</text:span></text:p>
        </draw:connector>
        <draw:connector draw:style-name="gr10" draw:text-style-name="P4" draw:layer="layout" draw:type="curve" svg:x1="9.779cm" svg:y1="17.362cm" svg:x2="8.928cm" svg:y2="13.208cm" draw:start-shape="id5" draw:start-glue-point="4" draw:end-shape="id4" svg:d="M9779 17362c0-3115-851-1039-851-4154" svg:viewBox="0 0 852 4155">
          <text:p text:style-name="P1"><text:span text:style-name="T3">Fehler</text:span></text:p>
        </draw:connector>
        <draw:custom-shape draw:style-name="gr11" draw:text-style-name="P2" xml:id="id7" draw:id="id7" draw:layer="layout" svg:width="5.5cm" svg:height="3.4cm" svg:x="5.7cm" svg:y="21.4cm">
          <text:p text:style-name="P1"><text:span text:style-name="T1">Daten von allen</text:span></text:p>
          <text:p text:style-name="P1"><text:span text:style-name="T1">signalisieren Handles lesen und in</text:span></text:p>
          <text:p text:style-name="P1"><text:span text:style-name="T1">Queue schreiben, </text:span><text:span text:style-name="T2">Events der gelesenen</text:span></text:p>
          <text:p text:style-name="P1"><text:span text:style-name="T2">Handles zurücksetzen, Reads für alle</text:span></text:p>
          <text:p text:style-name="P1"><text:span text:style-name="T2">gelesenen Handles 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14.474cm" svg:y1="17.122cm" svg:x2="11.083cm" svg:y2="18.149cm" draw:start-shape="id3" draw:start-glue-point="6" draw:end-shape="id5" draw:end-glue-point="10" svg:d="M14474 17122c-2542 0-847 1027-3391 1027" svg:viewBox="0 0 3392 1028">
          <text:p/>
        </draw:connector>
        <draw:connector draw:style-name="gr13" draw:text-style-name="P5" draw:layer="layout" draw:type="curve" svg:x1="8.474cm" svg:y1="18.149cm" svg:x2="6.3cm" svg:y2="18.564cm" draw:start-shape="id5" draw:start-glue-point="6" draw:end-shape="id6" draw:end-glue-point="10" svg:d="M8474 18149c-1630 0-544 415-2174 415" svg:viewBox="0 0 2175 416">
          <text:p text:style-name="P1"><text:span text:style-name="T4">Er</text:span><text:span text:style-name="T4">fo</text:span><text:span text:style-name="T4">lg</text:span></text:p>
        </draw:connector>
        <draw:connector draw:style-name="gr14" draw:text-style-name="P4" draw:layer="layout" draw:type="curve" svg:x1="4.45cm" svg:y1="19.7cm" svg:x2="5.7cm" svg:y2="23.1cm" draw:start-shape="id6" draw:start-glue-point="8" draw:end-shape="id7" draw:end-glue-point="6" svg:d="M4450 19700c0 2267 416 3400 1250 3400" svg:viewBox="0 0 1251 3401">
          <text:p text:style-name="P1"><text:span text:style-name="T3">TUN-Handle</text:span></text:p>
        </draw:connector>
        <draw:connector draw:style-name="gr15" draw:text-style-name="P4" draw:layer="layout" draw:type="curve" svg:x1="15.07cm" svg:y1="13.035cm" svg:x2="10.701cm" svg:y2="17.592cm" draw:start-shape="id2" draw:start-glue-point="8" draw:end-shape="id5" draw:end-glue-point="11" svg:d="M15070 13035c0 3244-4369 966-4369 4557" svg:viewBox="0 0 4370 4558">
          <text:p text:style-name="P1"><text:span text:style-name="T3">Lesevorgang gestartet</text:span><text:span text:style-name="T3"><text:line-break/></text:span><text:span text:style-name="T3">(ERROR_IO_PENDING)</text:span></text:p>
        </draw:connector>
        <draw:connector draw:style-name="gr16" draw:text-style-name="P3" draw:layer="layout" draw:type="curve" svg:x1="8.929cm" svg:y1="11.335cm" svg:x2="4.501cm" svg:y2="8.505cm" draw:start-shape="id4" draw:start-glue-point="4" draw:end-shape="id8" draw:end-glue-point="9" svg:d="M8929 11335c0-1950-4428-535-4428-2830" svg:viewBox="0 0 4429 2831">
          <text:p/>
        </draw:connector>
        <draw:custom-shape draw:style-name="gr17" draw:text-style-name="P2" xml:id="id8" draw:id="id8" draw:layer="layout" svg:width="2.609cm" svg:height="1.573cm" svg:x="2.274cm" svg:y="7.162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4.883cm" svg:y1="7.949cm" svg:x2="10.174cm" svg:y2="7.985cm" draw:start-shape="id8" draw:start-glue-point="10" draw:end-shape="id1" draw:end-glue-point="6" svg:d="M4883 7949c3969 0 1324 36 5291 36" svg:viewBox="0 0 5292 37">
          <text:p/>
        </draw:connector>
        <draw:custom-shape draw:style-name="gr19" draw:text-style-name="P2" xml:id="id9" draw:id="id9" draw:layer="layout" svg:width="4.7cm" svg:height="4.3cm" svg:x="1.2cm" svg:y="12.1cm">
          <text:p text:style-name="P1"><text:span text:style-name="T1">Notificationevent </text:span></text:p>
          <text:p text:style-name="P1"><text:span text:style-name="T1">zurücksetzen,</text:span></text:p>
          <text:p text:style-name="P1"><text:span text:style-name="T1">Alle writes beenden,</text:span></text:p>
          <text:p text:style-name="P1"><text:span text:style-name="T2">Signalisiere Events</text:span></text:p>
          <text:p text:style-name="P1"><text:span text:style-name="T2">finden, von den </text:span></text:p>
          <text:p text:style-name="P1"><text:span text:style-name="T2">dazugehörigen</text:span></text:p>
          <text:p text:style-name="P1"><text:span text:style-name="T2">Handles lesen und</text:span></text:p>
          <text:p text:style-name="P1"><text:span text:style-name="T2">in Queue schreiben,</text:span></text:p>
          <text:p text:style-name="P1"><text:span text:style-name="T2">Events zurück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4.45cm" svg:y1="17.427cm" svg:x2="3.55cm" svg:y2="16.4cm" draw:start-shape="id6" draw:start-glue-point="4" draw:end-shape="id9" draw:end-glue-point="8" svg:d="M4450 17427c0-769-900-256-900-1027" svg:viewBox="0 0 901 1028">
          <text:p text:style-name="P1"><text:span text:style-name="T5"/></text:p>
          <text:p text:style-name="P1"><text:span text:style-name="T3">Notification</text:span></text:p>
        </draw:connector>
        <draw:custom-shape draw:style-name="gr21" draw:text-style-name="P2" xml:id="id10" draw:id="id10" draw:layer="layout" svg:width="2.609cm" svg:height="1.573cm" svg:x="14.5cm" svg:y="20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curve" svg:x1="15.805cm" svg:y1="20cm" svg:x2="10.701cm" svg:y2="18.705cm" draw:start-shape="id10" draw:start-glue-point="4" draw:end-shape="id5" draw:end-glue-point="9" svg:d="M15805 20000c0-798-5104-151-5104-1295" svg:viewBox="0 0 5105 1296">
          <text:p/>
        </draw:connector>
        <draw:connector draw:style-name="gr23" draw:text-style-name="P5" draw:layer="layout" draw:type="curve" svg:x1="8.45cm" svg:y1="21.4cm" svg:x2="8.856cm" svg:y2="18.705cm" draw:start-shape="id7" draw:start-glue-point="4" draw:end-shape="id5" draw:end-glue-point="7" svg:d="M8450 21400c0-1848 406-501 406-2695" svg:viewBox="0 0 407 2696">
          <text:p text:style-name="P1"><text:span text:style-name="T4">Lesevorgang erfolgreich</text:span><text:span text:style-name="T4"><text:line-break/></text:span><text:span text:style-name="T4">(Kein Fehler)</text:span></text:p>
        </draw:connector>
        <draw:connector draw:style-name="gr24" draw:text-style-name="P5" draw:layer="layout" draw:type="curve" svg:x1="11.2cm" svg:y1="23.1cm" svg:x2="14.882cm" svg:y2="21.343cm" draw:start-shape="id7" draw:start-glue-point="10" draw:end-shape="id10" draw:end-glue-point="7" svg:d="M11200 23100c2455 0 3682-585 3682-1757" svg:viewBox="0 0 3683 1758">
          <text:p text:style-name="P1"><text:span text:style-name="T4">Lesevorgang gestartet</text:span><text:span text:style-name="T4"><text:line-break/></text:span><text:span text:style-name="T4">(ERROR_IO_PENDING)</text:span></text:p>
        </draw:connector>
        <draw:custom-shape draw:style-name="gr25" draw:text-style-name="P2" xml:id="id11" draw:id="id11" draw:layer="layout" svg:width="2.609cm" svg:height="1.573cm" svg:x="2.3cm" svg:y="9.827cm">
          <text:p text:style-name="P1"><text:span text:style-name="T1">Job jetzt beenden</text:span></text:p>
          <text:p text:style-name="P1"><text:span text:style-name="T1">und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curve" svg:x1="3.55cm" svg:y1="12.1cm" svg:x2="3.605cm" svg:y2="11.4cm" draw:start-shape="id9" draw:start-glue-point="4" draw:end-shape="id11" draw:end-glue-point="8" svg:d="M3550 12100c0-525 55-175 55-700" svg:viewBox="0 0 56 701">
          <text:p/>
        </draw:connector>
        <draw:connector draw:style-name="gr22" draw:text-style-name="P6" draw:layer="layout" draw:type="curve" svg:x1="3.605cm" svg:y1="9.827cm" svg:x2="3.579cm" svg:y2="8.735cm" draw:start-shape="id11" draw:start-glue-point="4" draw:end-shape="id8" draw:end-glue-point="8" svg:d="M3605 9827c0-819-26-273-26-1092" svg:viewBox="0 0 27 10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s1" svg:font-family="'CMU Sas'"/>
    <style:font-face style:name="CMU Sans Serif" svg:font-family="'CMU Sans Serif'" style:font-pitch="variable"/>
    <style:font-face style:name="CMU Sas" svg:font-family="'CMU Sa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22:17:48.841033844</meta:creation-date>
    <dc:date>2016-09-28T10:32:47.324831687</dc:date>
    <dc:creator>Noel Kuntze</dc:creator>
    <meta:editing-duration>PT1H41M4S</meta:editing-duration>
    <meta:editing-cycles>16</meta:editing-cycles>
    <meta:generator>LibreOffice/5.2.1.2$Linux_X86_64 LibreOffice_project/20m0$Build-2</meta:generator>
    <meta:document-statistic meta:object-count="27"/>
  </office:meta>
</office:document-meta>
</file>